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17b9d" officeooo:paragraph-rsid="00217b9d"/>
    </style:style>
    <style:style style:name="P2" style:family="paragraph" style:parent-style-name="Text_20_body">
      <style:text-properties officeooo:rsid="00228f0b" officeooo:paragraph-rsid="00228f0b"/>
    </style:style>
    <style:style style:name="P3" style:family="paragraph" style:parent-style-name="Text_20_body">
      <style:text-properties officeooo:rsid="00231739" officeooo:paragraph-rsid="00231739"/>
    </style:style>
    <style:style style:name="P4" style:family="paragraph" style:parent-style-name="Text_20_body">
      <style:text-properties officeooo:rsid="0026fd35" officeooo:paragraph-rsid="0026fd35"/>
    </style:style>
    <style:style style:name="P5" style:family="paragraph" style:parent-style-name="Text_20_body">
      <style:text-properties officeooo:rsid="00286a96" officeooo:paragraph-rsid="00286a96"/>
    </style:style>
    <style:style style:name="P6" style:family="paragraph" style:parent-style-name="Standard">
      <style:text-properties officeooo:rsid="00181495" officeooo:paragraph-rsid="00181495"/>
    </style:style>
    <style:style style:name="P7" style:family="paragraph" style:parent-style-name="Standard">
      <style:text-properties officeooo:rsid="002d369b" officeooo:paragraph-rsid="002d369b"/>
    </style:style>
    <style:style style:name="P8" style:family="paragraph" style:parent-style-name="Text_20_body">
      <style:paragraph-properties fo:text-align="start" style:justify-single-word="false"/>
      <style:text-properties officeooo:rsid="002d369b" officeooo:paragraph-rsid="002d369b"/>
    </style:style>
    <style:style style:name="P9" style:family="paragraph" style:parent-style-name="Text_20_body">
      <style:paragraph-properties fo:text-align="center" style:justify-single-word="false"/>
      <style:text-properties officeooo:rsid="002d369b" officeooo:paragraph-rsid="002d369b"/>
    </style:style>
    <style:style style:name="P10" style:family="paragraph" style:parent-style-name="Standard">
      <style:text-properties officeooo:rsid="002db54d" officeooo:paragraph-rsid="002db54d"/>
    </style:style>
    <style:style style:name="P11" style:family="paragraph" style:parent-style-name="Text_20_body">
      <style:text-properties officeooo:rsid="002405a2" officeooo:paragraph-rsid="002405a2"/>
    </style:style>
    <style:style style:name="P12" style:family="paragraph" style:parent-style-name="Text_20_body">
      <style:text-properties officeooo:rsid="002b0d28" officeooo:paragraph-rsid="002b0d28"/>
    </style:style>
    <style:style style:name="P13" style:family="paragraph" style:parent-style-name="Text_20_body">
      <style:paragraph-properties fo:text-align="center" style:justify-single-word="false"/>
      <style:text-properties officeooo:rsid="002c8758" officeooo:paragraph-rsid="002c8758"/>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rsid="0030404b" officeooo:paragraph-rsid="0030404b"/>
    </style:style>
    <style:style style:name="P16" style:family="paragraph" style:parent-style-name="Text_20_body">
      <style:paragraph-properties fo:margin-top="0cm" fo:margin-bottom="0cm" style:contextual-spacing="false" fo:line-height="100%" fo:text-align="start" style:justify-single-word="false"/>
      <style:text-properties officeooo:rsid="0030404b" officeooo:paragraph-rsid="0030404b"/>
    </style:style>
    <style:style style:name="P17" style:family="paragraph" style:parent-style-name="Text_20_body">
      <style:paragraph-properties fo:text-align="start" style:justify-single-word="false"/>
      <style:text-properties fo:font-weight="bold" officeooo:rsid="0030404b" officeooo:paragraph-rsid="0030404b" style:font-weight-asian="bold" style:font-weight-complex="bold"/>
    </style:style>
    <style:style style:name="P18" style:family="paragraph" style:parent-style-name="Text_20_body">
      <style:paragraph-properties fo:text-align="start" style:justify-single-word="false"/>
      <style:text-properties officeooo:rsid="0030404b" officeooo:paragraph-rsid="0030404b" fo:background-color="#ffff00"/>
    </style:style>
    <style:style style:name="P19" style:family="paragraph" style:parent-style-name="Heading_20_1">
      <style:paragraph-properties fo:text-align="center" style:justify-single-word="false"/>
    </style:style>
    <style:style style:name="P20" style:family="paragraph" style:parent-style-name="Heading_20_3">
      <style:text-properties officeooo:rsid="00217b9d" officeooo:paragraph-rsid="00217b9d"/>
    </style:style>
    <style:style style:name="P21" style:family="paragraph" style:parent-style-name="Heading_20_3">
      <style:text-properties officeooo:rsid="00228f0b"/>
    </style:style>
    <style:style style:name="P22" style:family="paragraph" style:parent-style-name="Heading_20_3">
      <style:text-properties officeooo:rsid="00228f0b" officeooo:paragraph-rsid="00228f0b"/>
    </style:style>
    <style:style style:name="P23" style:family="paragraph" style:parent-style-name="Heading_20_3">
      <style:paragraph-properties fo:text-align="start" style:justify-single-word="false"/>
      <style:text-properties officeooo:rsid="00228f0b" officeooo:paragraph-rsid="002c8758"/>
    </style:style>
    <style:style style:name="P24" style:family="paragraph" style:parent-style-name="Heading_20_3">
      <style:text-properties officeooo:rsid="00231739" officeooo:paragraph-rsid="00231739"/>
    </style:style>
    <style:style style:name="P25" style:family="paragraph" style:parent-style-name="Heading_20_3">
      <style:text-properties officeooo:rsid="0026fd35" officeooo:paragraph-rsid="002405a2"/>
    </style:style>
    <style:style style:name="P26" style:family="paragraph" style:parent-style-name="Heading_20_3">
      <style:text-properties officeooo:rsid="00286a96" officeooo:paragraph-rsid="00286a96"/>
    </style:style>
    <style:style style:name="P27" style:family="paragraph" style:parent-style-name="Heading_20_3">
      <style:text-properties officeooo:rsid="00181495" officeooo:paragraph-rsid="00181495"/>
    </style:style>
    <style:style style:name="P28" style:family="paragraph" style:parent-style-name="Heading_20_3">
      <style:text-properties officeooo:rsid="002d369b" officeooo:paragraph-rsid="002d369b"/>
    </style:style>
    <style:style style:name="P29" style:family="paragraph" style:parent-style-name="Text_20_body" style:list-style-name="L1">
      <style:paragraph-properties fo:text-align="start" style:justify-single-word="false"/>
      <style:text-properties officeooo:rsid="0030404b" officeooo:paragraph-rsid="0030404b"/>
    </style:style>
    <style:style style:name="P30" style:family="paragraph" style:parent-style-name="Text_20_body" style:list-style-name="L2">
      <style:text-properties officeooo:rsid="003372ec" officeooo:paragraph-rsid="003372ec"/>
    </style:style>
    <style:style style:name="P31" style:family="paragraph" style:parent-style-name="Text_20_body" style:list-style-name="L2">
      <style:text-properties officeooo:rsid="00338b29" officeooo:paragraph-rsid="00338b29"/>
    </style:style>
    <style:style style:name="P32" style:family="paragraph" style:parent-style-name="Text_20_body" style:list-style-name="L2">
      <style:text-properties officeooo:rsid="003483b0" officeooo:paragraph-rsid="003483b0"/>
    </style:style>
    <style:style style:name="T1" style:family="text">
      <style:text-properties officeooo:rsid="0018fd9a"/>
    </style:style>
    <style:style style:name="T2" style:family="text">
      <style:text-properties officeooo:rsid="001ab11c"/>
    </style:style>
    <style:style style:name="T3" style:family="text">
      <style:text-properties officeooo:rsid="00221689"/>
    </style:style>
    <style:style style:name="T4" style:family="text">
      <style:text-properties officeooo:rsid="00228f0b"/>
    </style:style>
    <style:style style:name="T5" style:family="text">
      <style:text-properties officeooo:rsid="00231739"/>
    </style:style>
    <style:style style:name="T6" style:family="text">
      <style:text-properties officeooo:rsid="002c7176"/>
    </style:style>
    <style:style style:name="T7" style:family="text">
      <style:text-properties officeooo:rsid="002c8758"/>
    </style:style>
    <style:style style:name="T8" style:family="text">
      <style:text-properties officeooo:rsid="002d369b"/>
    </style:style>
    <style:style style:name="T9" style:family="text">
      <style:text-properties officeooo:rsid="002db54d"/>
    </style:style>
    <style:style style:name="T10" style:family="text">
      <style:text-properties fo:color="#2a6099" loext:opacity="100%"/>
    </style:style>
    <style:style style:name="T11" style:family="text">
      <style:text-properties fo:color="#000000" loext:opacity="100%"/>
    </style:style>
    <style:style style:name="T12" style:family="text">
      <style:text-properties officeooo:rsid="003a54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Embedded Interview Questions <text:span text:style-name="T12">+ Knowledge</text:span></text:h>
      <text:p text:style-name="P14"/>
      <text:p text:style-name="P17">C quirks:</text:p>
      <text:list xml:id="list3327826770" text:style-name="L1">
        <text:list-item>
          <text:p text:style-name="P29">If something is defined inside a code block, it doesn’t exist outside that block!!! eg:</text:p>
        </text:list-item>
      </text:list>
      <text:p text:style-name="P16">int32_t y = 17;</text:p>
      <text:p text:style-name="P16"/>
      <text:p text:style-name="P16">if (y &gt;= 10) {</text:p>
      <text:p text:style-name="P16"><text:s text:c="4"/>int8_t x = 10;</text:p>
      <text:p text:style-name="P16">} else {</text:p>
      <text:p text:style-name="P16"><text:s text:c="4"/>int8_t x = y;</text:p>
      <text:p text:style-name="P16">}</text:p>
      <text:p text:style-name="P16"/>
      <text:p text:style-name="P16">printf("%d\n", x);</text:p>
      <text:p text:style-name="P15"/>
      <text:p text:style-name="P18">This wont even compile... x is defined outside the scope of the print statement.</text:p>
      <text:list xml:id="list2479992505" text:style-name="L2">
        <text:list-item>
          <text:p text:style-name="P30">do while loops are used to ensure the loop code is at least run through once...</text:p>
        </text:list-item>
        <text:list-item>
          <text:p text:style-name="P31">For loops always update the condition at the end of each loop.</text:p>
        </text:list-item>
        <text:list-item>
          <text:p text:style-name="P32">When you use a statement like the following<text:span text:style-name="T10"> uint8_t </text:span><text:span text:style-name="T11">array[</text:span><text:span text:style-name="T10">6</text:span><text:span text:style-name="T11">]</text:span><text:span text:style-name="T10"> </text:span>you do two things:</text:p>
          <text:p text:style-name="P32">1. the compiler reserves a block of memory the size of 6 * uint8_t</text:p>
          <text:p text:style-name="P32">2. It also returns a token named array which acts like a uint8_t*, pointing to the first element in the array </text:p>
        </text:list-item>
        <text:list-item>
          <text:p text:style-name="P32"/>
        </text:list-item>
      </text:list>
      <text:h text:style-name="Heading_20_3" text:outline-level="3">1. What is startup code?</text:h>
      <text:p text:style-name="P6">Startup code is the first thing to run when an MCU is powered up. It initialises the necessary hardware, <text:span text:style-name="T2">configures the clock, </text:span>the stack pointer, sets up the interrupt table, sets u<text:span text:style-name="T1">p memory, initialis</text:span><text:span text:style-name="T2">es</text:span><text:span text:style-name="T1"> variables by moving values from ROM to RAM. </text:span></text:p>
      <text:p text:style-name="P6"/>
      <text:h text:style-name="Heading_20_3" text:outline-level="3">2. <text:span text:style-name="T2">What is a Semaphore?</text:span></text:h>
      <text:p text:style-name="P1">Need to do some exercises here – Digikey videos</text:p>
      <text:h text:style-name="Heading_20_3" text:outline-level="3">3. What are the 2 types of Semaphore?</text:h>
      <text:p text:style-name="P1">Need to do some exercises - same</text:p>
      <text:h text:style-name="P20" text:outline-level="3">4. What is the full form of ISR?</text:h>
      <text:p text:style-name="P1">An ISR is an interrupt service routine. ISRs are the block of code which is executed when an interrupt is triggered. Since ISRs override whatever code is currently running they must be kept as short as possible. You should never print or log from an ISR as this is very slow. You shouldnt have large loops in an ISR or be using mutexes, which could end up being very slow waiting for a function to return the mutex. Also, no delays. ISR code should contain the bare minimum required to allow servicing of the interrupt, and then allow the code to return to where it was.</text:p>
      <text:h text:style-name="P20" text:outline-level="3"><text:soft-page-break/>5. When do we use a volatile keyword?</text:h>
      <text:p text:style-name="P1">The volatile Keyword lets us know that the value of a variable can be changed at any time, and so the complier should not assume it wont change and make optimisations around this. This is particularly pertinent in the world of embedded systems, where hardware interrupts or changes in external conditions such as GPIO pin levels can cause variables to change, as well as multithreaded programs, which can change variables too. at any time. Using volatile acts as somewhat of a safeguard against these situations.</text:p>
      <text:h text:style-name="Heading_20_3" text:outline-level="3">6. What is an embedded system?</text:h>
      <text:p text:style-name="P1">An embedded system is <text:span text:style-name="T3">a mix of hardware and software which is deigned to perform a specific task or set of tasks. </text:span><text:span text:style-name="T4">They often have very limited resources when compared to a regular computer in terms of processining power and memory. Embedded systems also have external hardware integration such as sensors and actuators.</text:span></text:p>
      <text:h text:style-name="P21" text:outline-level="3">7. Difference between a thread and a process</text:h>
      <text:p text:style-name="P2">A process is an independant program in exectution. It has its own memory space and resources. Processes cannot directly access other processes, and must communicate through means such as sockets or shared memory. A thread is a light<text:span text:style-name="T5">weight task running within a process, such as a function.</text:span></text:p>
      <text:h text:style-name="P22" text:outline-level="3"><text:span text:style-name="T5">8</text:span>. What is interrupt latency?</text:h>
      <text:p text:style-name="P3">Interrupt latency is the time it takes for an embedded system to respond to an execution. It can be reduced by reducing interrupt nesting, increasing clock speed.</text:p>
      <text:p text:style-name="P3"/>
      <text:p text:style-name="P3"/>
      <text:p text:style-name="P3"/>
      <text:h text:style-name="P24" text:outline-level="3">When does a segmentation fault occur?</text:h>
      <text:p text:style-name="P11">A segmentation fault occurs when you try to access prohibited memory addresses. It can be caused by trying to read past the end of an array, dereferencing a NULL pointer, Writing to read only memory such as string literals, or using a dangling pointer, which is a pointer which used to point at something in memory which has now been freed. They can be prevented by always initialising pointers before use, and avoiding accessing freed memory, and setting pointers to NULL after freeing memory.</text:p>
      <text:h text:style-name="P25" text:outline-level="3">What is a RISC architecture?</text:h>
      <text:p text:style-name="P4">RISC arcitechture is reduced instruction set computer architecture. It uses a small and highly optimised group of instructions to compute basic tasks in the least amount of time, however, more complex mathemetical tasks, such as teh sqrt function can be slower. It may also use more memory as it may need to store a longer sequence of simple instructions.</text:p>
      <text:h text:style-name="P25" text:outline-level="3">What is a reentrant function?</text:h>
      <text:p text:style-name="P4">It is a function which can safely be called be called multiple times from different execution contexts without causing unintended behauvior. For a function to be reentrant it must not use global or static variables, not mdoify shared resources unless they are protected by a mutex or lock, and not use non reentrant functions such as malloc), calloc(), printf() and strtok().</text:p>
      <text:h text:style-name="P26" text:outline-level="3">What is the watchdog timer?</text:h>
      <text:p text:style-name="P5">It is a software timer which counts up or down to a set value while code executes. If code hangs for some reason, and a function or code section never exits, the watchdog timer will intervene to get the code back on <text:soft-page-break/>track, and in terms of embedded systems this usually means a reset. During use, the firmware must continually reset the timer before it reaches a timeout value. This fails to happen if the system hangs or gets stuck in an infinite loop and the dog gets kicked. It helps the system recover from bugs, deadlocks or memory corruption.</text:p>
      <text:h text:style-name="P24" text:outline-level="3">What is a Null pointer?</text:h>
      <text:p text:style-name="P12">A NULL Pointer is a pointer which is not pointing to any memory addresses, but is just addressed as NULL. <text:span text:style-name="T6">It helps ensure that uninitialised or freed memory is not accessed, and prevents undeined behauvior from dangling pointers. </text:span><text:span text:style-name="T7">Syntax for a NULL pointer could be:</text:span></text:p>
      <text:p text:style-name="P13">int *ptr = NULL;</text:p>
      <text:h text:style-name="P23" text:outline-level="3">What does “const int x;” mean?</text:h>
      <text:p text:style-name="P8">This expression means that we have declared an integer called x, but we have not initialised its value, so right now its value is some random number which is in its assigned memory address. Also, we have defined it as const, which means we have told the compiler that this variable is not going to change through the program execution so it can optomise out any checks on this variable during execution. The expression is not complete, since it is const, it should read:</text:p>
      <text:p text:style-name="P9">const int x = 10;</text:p>
      <text:h text:style-name="P27" text:outline-level="3">Which statement is faster: ++<text:span text:style-name="T8">i</text:span> or i+1?</text:h>
      <text:p text:style-name="P7">++i is faster because <text:span text:style-name="T9">it modifies the result in place without creating a temporary value. So it is moe efficient in loops and performance critical code whee incrementing happens a lot.</text:span></text:p>
      <text:p text:style-name="P7"/>
      <text:p text:style-name="P7"/>
      <text:p text:style-name="P7"/>
      <text:p text:style-name="P7"/>
      <text:h text:style-name="P28" text:outline-level="3">How can the errors in segmentation fault be avoided?</text:h>
      <text:p text:style-name="P10">They can be avoided b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1:19:46.951891418</meta:creation-date>
    <dc:date>2025-02-28T22:07:33.353912015</dc:date>
    <meta:editing-duration>PT2H41M1S</meta:editing-duration>
    <meta:editing-cycles>19</meta:editing-cycles>
    <meta:generator>LibreOffice/7.3.7.2$Linux_X86_64 LibreOffice_project/30$Build-2</meta:generator>
    <meta:document-statistic meta:table-count="0" meta:image-count="0" meta:object-count="0" meta:page-count="3" meta:paragraph-count="51" meta:word-count="1097" meta:character-count="6153" meta:non-whitespace-character-count="5101"/>
  </office:meta>
</office:document-meta>
</file>